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et up a select_tag</text:span></text:p>
      <text:p text:style-name="Standard"><text:span text:style-name="T1"/></text:p>
      <text:p text:style-name="P1"><text:span text:style-name="T1">&lt;%= select_tag( "cust_id", options_from_collection_for_select(@customers.by_last_name, :id, :last_name, (@customers_id.nil?) ? nil : @customers_id), {:class =&gt; 'custTag'}) %&gt; </text:span></text:p>
      <text:p text:style-name="Standard"><text:span text:style-name="T1"/></text:p>
      <text:p text:style-name="P1">Set up a javascript on change listener for the select tag dropdown</text:p>
      <text:p text:style-name="P1"/>
      <text:p text:style-name="P1"><text:span text:style-name="T1">$(document).ready<text:line-break/>$(document).on('change', '.custTag', function(){<text:line-break/> <text:s text:c="3"/>var custId = $(this).val();<text:line-break/> <text:s text:c="3"/>alert (custId);<text:line-break/> <text:s text:c="3"/>$.get('/customers/custId');<text:line-break/> <text:s text:c="3"/><text:line-break/>});</text:span></text:p>
      <text:p text:style-name="Standard"><text:span text:style-name="T1">Selecting a line in the dropdown gives the alert with the proper id for the line selected but causes the following server response:</text:span></text:p>
      <text:p text:style-name="Standard"><text:span text:style-name="T1"/></text:p>
      <text:p text:style-name="P1">Started GET "/customers/custId" for 73.183.17.149 at 2017-06-07 20:46:13 +0000<text:line-break/>Processing by CustomersController#show as */*<text:line-break/> <text:s/>Parameters: {"id"=&gt;"custId"}<text:line-break/> <text:s/>Customer Load (0.6ms) <text:s/>SELECT <text:s/>"customers".* FROM "customers" WHERE "customers"."id" = $1 LIMIT $2 <text:s/>[["id", 0], ["LIMIT", 1]]<text:line-break/>Completed 404 Not Found in 4ms (ActiveRecord: 0.6ms)<text:line-break/><text:line-break/>ActiveRecord::RecordNotFound (Couldn't find Customer with 'id'=custId):</text:p>
      <text:p text:style-name="P1">--------------------------------------------</text:p>
      <text:p text:style-name="P1">Trying the direct method – entering in a customer id into javascript</text:p>
      <text:p text:style-name="P1"/>
      <text:p text:style-name="P1">$(document).ready<text:line-break/>$(document).on('change', '.custTag', function(){<text:line-break/> <text:s text:c="3"/>var custId = $(this).val();<text:line-break/> <text:s text:c="3"/>alert (custId)<text:line-break/> <text:s text:c="3"/>$.get('/customers/6559');<text:line-break/>});</text:p>
      <text:p text:style-name="P1"/>
      <text:p text:style-name="P1">I get the following server response – note the line Processing by CustomersController#show as */*</text:p>
      <text:p text:style-name="P1"/>
      <text:p text:style-name="P1">Started GET "/customers/6559" for 73.183.17.149 at 2017-06-07 20:34:21 +0000<text:line-break/>Processing by CustomersController#show as */*<text:line-break/> <text:s/>Parameters: {"id"=&gt;"6559"}<text:line-break/> <text:s/>Customer Load (0.9ms) <text:s/>SELECT <text:s/>"customers".* FROM "customers" WHERE "customers"."id" = $1 LIMIT $2 <text:s/>[["id", 6559], ["LIMIT", 1]]<text:line-break/> <text:s/>Equipment Load (12.6ms) <text:s/>SELECT "equipment".* FROM "equipment" WHERE "equipment"."customer_id" = 6559<text:line-break/> <text:s/>Rendering customers/show.html.erb within layouts/application<text:line-break/> <text:s/>Rendered collection of equipment/_equipment.html.erb [4 times] (2.1ms)<text:line-break/> <text:s/>Rendered customers/show.html.erb within layouts/application (18.4ms)<text:line-break/>Completed 200 OK in 655ms (Views: 628.3ms | ActiveRecord: 13.5ms)</text:p>
      <text:p text:style-name="P1"/>
      <text:p text:style-name="P2">However, nothing is rendered in the browser</text:p>
      <text:p text:style-name="P1"/>
      <text:p text:style-name="P1">Entering the customer id directly in the browser address bar (customers/6559) produces the desired result</text:p>
      <text:p text:style-name="P1"/>
      <text:p text:style-name="P1">Started GET "/customers/6559" for 73.183.17.149 at 2017-06-07 20:51:27 +0000<text:line-break/>Processing by CustomersController#show as HTML<text:line-break/> <text:s/>Parameters: {"id"=&gt;"6559"}<text:line-break/> <text:s/>Customer Load (0.9ms) <text:s/>SELECT <text:s/>"customers".* FROM "customers" WHERE "customers"."id" = $1 LIMIT $2 <text:s/>[["id", 6559], ["LIMIT", 1]]<text:line-break/><text:soft-page-break/> <text:s/>Equipment Load (0.8ms) <text:s/>SELECT "equipment".* FROM "equipment" WHERE "equipment"."customer_id" = 6559<text:line-break/> <text:s/>Rendering customers/show.html.erb within layouts/application<text:line-break/> <text:s/>Rendered collection of equipment/_equipment.html.erb [4 times] (1.3ms)<text:line-break/> <text:s/>Rendered customers/show.html.erb within layouts/application (5.7ms)<text:line-break/>Completed 200 OK in 616ms (Views: 606.1ms | ActiveRecord: 1.7ms)</text:p>
      <text:p text:style-name="P1"/>
      <text:p text:style-name="P1">My goal is to click on the line in the select dropdown, pass the custId to the controller show action and have the page be rendered.</text:p>
      <text:p text:style-name="P1"/>
      <text:p text:style-name="P1">Am I making any progress?</text:p>
      <text:p text:style-name="P1"/>
      <text:p text:style-name="P1">Thanks for any help you can giv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6-07T16:35:09.98</meta:creation-date>
    <dc:date>2017-06-07T17:01:52.53</dc:date>
    <dc:creator>Green Leaf Services</dc:creator>
    <meta:editing-duration>PT10M21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17" meta:word-count="353" meta:character-count="2972"/>
  </office:meta>
</office:document-meta>
</file>